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2" svg:font-family="'Liberation Serif'" style:font-adornments="Standard" style:font-family-generic="roman"/>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Liberation Sans1" svg:font-family="'Liberation Sans'" style:font-adornments="Fett" style:font-family-generic="swiss" style:font-pitch="variable"/>
    <style:font-face style:name="Liberation Sans" svg:font-family="'Liberation Sans'" style:font-adornments="Standar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1" style:family="table">
      <style:table-properties style:width="16.431cm" fo:margin-left="0.619cm" fo:margin-top="0cm" fo:margin-bottom="0.3cm" table:align="left"/>
    </style:style>
    <style:style style:name="Tabelle1.A" style:family="table-column">
      <style:table-column-properties style:column-width="4.207cm"/>
    </style:style>
    <style:style style:name="Tabelle1.B" style:family="table-column">
      <style:table-column-properties style:column-width="12.224cm"/>
    </style:style>
    <style:style style:name="Tabelle1.A1" style:family="table-cell">
      <style:table-cell-properties fo:padding="0.097cm" fo:border="none"/>
    </style:style>
    <style:style style:name="P1" style:family="paragraph" style:parent-style-name="Text_20_body">
      <style:text-properties officeooo:paragraph-rsid="00090e5a"/>
    </style:style>
    <style:style style:name="P2" style:family="paragraph" style:parent-style-name="Text_20_body">
      <style:text-properties officeooo:rsid="00090e5a" officeooo:paragraph-rsid="00090e5a"/>
    </style:style>
    <style:style style:name="P3" style:family="paragraph" style:parent-style-name="Text_20_body">
      <style:text-properties officeooo:rsid="000a6888" officeooo:paragraph-rsid="000a6888"/>
    </style:style>
    <style:style style:name="P4" style:family="paragraph" style:parent-style-name="Text_20_body">
      <style:text-properties officeooo:rsid="001180f3" officeooo:paragraph-rsid="00164b56"/>
    </style:style>
    <style:style style:name="P5" style:family="paragraph" style:parent-style-name="Standard">
      <style:text-properties officeooo:rsid="00195914" officeooo:paragraph-rsid="00195914"/>
    </style:style>
    <style:style style:name="P6" style:family="paragraph" style:parent-style-name="Text_20_body">
      <style:text-properties officeooo:rsid="001b5fa9" officeooo:paragraph-rsid="001cb538"/>
    </style:style>
    <style:style style:name="P7" style:family="paragraph" style:parent-style-name="Text_20_body">
      <style:text-properties officeooo:rsid="000d0c69" officeooo:paragraph-rsid="001e5b28"/>
    </style:style>
    <style:style style:name="P8" style:family="paragraph" style:parent-style-name="Text_20_body">
      <style:text-properties officeooo:rsid="0016d785" officeooo:paragraph-rsid="0016d785"/>
    </style:style>
    <style:style style:name="P9" style:family="paragraph" style:parent-style-name="Text_20_body">
      <style:text-properties officeooo:rsid="00200729" officeooo:paragraph-rsid="00200729"/>
    </style:style>
    <style:style style:name="P10" style:family="paragraph" style:parent-style-name="Text_20_body">
      <style:text-properties officeooo:rsid="000a5d87" officeooo:paragraph-rsid="0028c2a7"/>
    </style:style>
    <style:style style:name="T1" style:family="text">
      <style:text-properties officeooo:rsid="00090e5a"/>
    </style:style>
    <style:style style:name="T2" style:family="text">
      <style:text-properties fo:font-style="italic" style:font-style-asian="italic" style:font-style-complex="italic"/>
    </style:style>
    <style:style style:name="T3" style:family="text">
      <style:text-properties fo:font-style="italic" officeooo:rsid="0015282d" style:font-style-asian="italic" style:font-style-complex="italic"/>
    </style:style>
    <style:style style:name="T4" style:family="text">
      <style:text-properties fo:font-style="italic" officeooo:rsid="00164b56" style:font-style-asian="italic" style:font-style-complex="italic"/>
    </style:style>
    <style:style style:name="T5" style:family="text">
      <style:text-properties fo:font-style="normal" style:font-style-asian="normal" style:font-style-complex="normal"/>
    </style:style>
    <style:style style:name="T6" style:family="text">
      <style:text-properties style:text-position="super 58%"/>
    </style:style>
    <style:style style:name="T7" style:family="text">
      <style:text-properties style:text-position="0% 100%"/>
    </style:style>
    <style:style style:name="T8" style:family="text">
      <style:text-properties officeooo:rsid="000fc8b8"/>
    </style:style>
    <style:style style:name="T9" style:family="text">
      <style:text-properties officeooo:rsid="001215ff"/>
    </style:style>
    <style:style style:name="T10" style:family="text">
      <style:text-properties officeooo:rsid="0015282d"/>
    </style:style>
    <style:style style:name="T11" style:family="text">
      <style:text-properties officeooo:rsid="00164b56"/>
    </style:style>
    <style:style style:name="T12" style:family="text">
      <style:text-properties officeooo:rsid="00182fde"/>
    </style:style>
    <style:style style:name="T13" style:family="text">
      <style:text-properties officeooo:rsid="001b5fa9"/>
    </style:style>
    <style:style style:name="T14" style:family="text">
      <style:text-properties officeooo:rsid="001cb538"/>
    </style:style>
    <style:style style:name="T15" style:family="text">
      <style:text-properties officeooo:rsid="001e5b28"/>
    </style:style>
    <style:style style:name="T16" style:family="text">
      <style:text-properties officeooo:rsid="002517ac"/>
    </style:style>
    <style:style style:name="T17" style:family="text">
      <style:text-properties officeooo:rsid="0025f217"/>
    </style:style>
    <style:style style:name="T18" style:family="text">
      <style:text-properties officeooo:rsid="00277768"/>
    </style:style>
    <style:style style:name="T19" style:family="text">
      <style:text-properties style:font-name="Liberation Serif2" fo:font-style="italic" officeooo:rsid="0025f217" style:font-style-asian="italic" style:font-style-complex="italic"/>
    </style:style>
    <style:style style:name="T20" style:family="text">
      <style:text-properties officeooo:rsid="0028e209"/>
    </style:style>
    <style:style style:name="T21" style:family="text">
      <style:text-properties style:text-position="sub 58%" officeooo:rsid="0025f217"/>
    </style:style>
    <style:style style:name="T22" style:family="text">
      <style:text-properties officeooo:rsid="0029b47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OL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okumentation zur Belegarbeit im Modul Numerik</text:h>
      <text:p text:style-name="P5">Marie-Therese Schmehl</text:p>
      <text:p text:style-name="Heading">Ziel</text:p>
      <text:p text:style-name="Text_20_body">Modellierung der realen Evapotranspiration unter Berücksichtigung der Wasserverfügbarkeit im Boden. </text:p>
      <text:p text:style-name="Heading">Idee </text:p>
      <text:p text:style-name="P1">Evapotranspiration als <text:span text:style-name="T1">oberen Randfluss (</text:span>„Top-Flux“<text:span text:style-name="T1">)</text:span> in <text:span text:style-name="T1">einem </text:span>Bodenwassermodell berechnen. <text:span text:style-name="T1">Die mit dem Modell verbundene </text:span>Bodenfeuchte<text:span text:style-name="T1">simulation</text:span> an Bodenfeuchte-Messungen kalibrieren. </text:p>
      <text:p text:style-name="Heading">Beobachtungsreihe</text:p>
      <text:p text:style-name="P2">Bodenfeuchtegehalt im obersten Bodenmeter. Gemessen mit einer Profilsonde PR2, in einem Kiefernforst, ca. 1,5 km nordwestlich von Frohnsdorf und ca. 4 km südlich von Treuenebrietzen, im Quelleinzugsgebiet der N<text:span text:style-name="T11">ie</text:span>plitz. Hier betrachteter Beobachtungszeitraum ist vom 1.1.2018 bis 31.12.2018 mit stündlicher Auflösung.</text:p>
      <text:p text:style-name="Heading">Bodenwassermodell</text:p>
      <text:p text:style-name="P10">Zur Simulation der Bodenfeuchte wird das Software-Paket HYDRUS-1D verwendet. In einer externen Optimierung in R wird das Modell über die Bodenparameter<text:span text:style-name="T2"> </text:span><text:span text:style-name="T19">α</text:span><text:span text:style-name="T2">, n</text:span><text:span text:style-name="T5"> und </text:span><text:span text:style-name="T2">Ks</text:span> kalibriert.</text:p>
      <text:p text:style-name="P3">Hydrus wird dabei wie folgt aufgesetzt:</text:p>
      <table:table table:name="Tabelle1" table:style-name="Tabelle1">
        <table:table-column table:style-name="Tabelle1.A"/>
        <table:table-column table:style-name="Tabelle1.B"/>
        <table:table-row>
          <table:table-cell table:style-name="Tabelle1.A1" office:value-type="string">
            <text:p text:style-name="Table_20_Contents">Hauptprozesse</text:p>
          </table:table-cell>
          <table:table-cell table:style-name="Tabelle1.A1" office:value-type="string">
            <text:p text:style-name="Table_20_Contents">Simulation des Wasserfluss (ohne Wurzelaufnahme)</text:p>
          </table:table-cell>
        </table:table-row>
        <table:table-row>
          <table:table-cell table:style-name="Tabelle1.A1" office:value-type="string">
            <text:p text:style-name="Table_20_Contents">Bodenprofil</text:p>
          </table:table-cell>
          <table:table-cell table:style-name="Tabelle1.A1" office:value-type="string">
            <text:p text:style-name="Table_20_Contents">Tiefe = 1 m, je 1 Berechnungsknoten alle 10 cm, homogenes Material</text:p>
          </table:table-cell>
        </table:table-row>
        <table:table-row>
          <table:table-cell table:style-name="Tabelle1.A1" office:value-type="string">
            <text:p text:style-name="Table_20_Contents">Simulationszeitraum</text:p>
          </table:table-cell>
          <table:table-cell table:style-name="Tabelle1.A1" office:value-type="string">
            <text:p text:style-name="Table_20_Contents">1 Jahr (1.1. ‑ 31.12.) </text:p>
            <text:p text:style-name="Table_20_Contents">max. Zeitschritt = 5 Tage </text:p>
            <text:p text:style-name="Table_20_Contents">min. Zeitschritt = 1*10<text:span text:style-name="T6">‑5 </text:span><text:span text:style-name="T7">Tage</text:span></text:p>
          </table:table-cell>
        </table:table-row>
        <table:table-row>
          <table:table-cell table:style-name="Tabelle1.A1" office:value-type="string">
            <text:p text:style-name="Table_20_Contents">Obere Randbedingung</text:p>
          </table:table-cell>
          <table:table-cell table:style-name="Tabelle1.A1" office:value-type="string">
            <text:p text:style-name="Table_20_Contents">Zeitliche variabel, abhängig von Atmosphärenzustand</text:p>
          </table:table-cell>
        </table:table-row>
        <table:table-row>
          <table:table-cell table:style-name="Tabelle1.A1" office:value-type="string">
            <text:p text:style-name="Table_20_Contents">Untere Randbedingung</text:p>
          </table:table-cell>
          <table:table-cell table:style-name="Tabelle1.A1" office:value-type="string">
            <text:p text:style-name="Table_20_Contents">Freier Durchfluss </text:p>
          </table:table-cell>
        </table:table-row>
        <table:table-row>
          <table:table-cell table:style-name="Tabelle1.A1" office:value-type="string">
            <text:p text:style-name="Table_20_Contents">Bodenhydraulisches Modell</text:p>
          </table:table-cell>
          <table:table-cell table:style-name="Tabelle1.A1" office:value-type="string">
            <text:p text:style-name="Table_20_Contents">Van Genuchten ohne Hysterese</text:p>
          </table:table-cell>
        </table:table-row>
        <table:table-row>
          <table:table-cell table:style-name="Tabelle1.A1" office:value-type="string">
            <text:p text:style-name="Table_20_Contents">Ausgangsbedingung</text:p>
          </table:table-cell>
          <table:table-cell table:style-name="Tabelle1.A1" office:value-type="string">
            <text:p text:style-name="Table_20_Contents">Bodenfeuchtewert (homogen verteilt) aus Bodenfeuchtebeobachtung <text:span text:style-name="T8">zum Startzeitpunkt</text:span></text:p>
          </table:table-cell>
        </table:table-row>
      </table:table>
      <text:p text:style-name="P7">Die obere Randbedingung hängt vom Atmosphärenzustand – also dem Niederschlag und der maximal möglichen Evapotranspiration – ab. Der Niederschlag wird aus Messungen an der Försterei Frohnsdorf, auf Tagessum<text:span text:style-name="T13">m</text:span>en aggregiert, angegeben. Die potentielle Evapotranspiration wird ebenfalls als tägliche Summe <text:span text:style-name="T15">angegeben</text:span>. Die <text:soft-page-break/>Berechnung erfolgt in R im Skript verdunstung_hydrus.R <text:span text:style-name="T10">(Paket </text:span><text:span text:style-name="T3">Evapotranspiration</text:span><text:span text:style-name="T10">)</text:span>. <text:span text:style-name="T9">Die Auswahl anderer Berechnungsverfahren ist möglich, einige Verfahren berechnen jedoch teils negative Werte. Plausible Ergebnisse liefern die Verfahren nach Hamon (potentielle ET), Hargraeves-Samani (reference crop ET), Makkink (reference crop ET) und Penman-Monteith (reference crop ET). Die Ergebnisse sind im Verzeichnis „../hydrus/verdunstung/“ zu finden. In der Optimierung wurden in mehreren Läufen die Ergebnisse der Verfahren Hamon, Hargraeves-Samani und Penman-Monteith verwendet.</text:span></text:p>
      <text:p text:style-name="Heading">Optimierung</text:p>
      <text:p text:style-name="P4">Die Optimierung erfolgt mit einer <text:span text:style-name="T4">P</text:span><text:span text:style-name="T2">article </text:span><text:span text:style-name="T4">S</text:span><text:span text:style-name="T2">warm </text:span><text:span text:style-name="T4">O</text:span><text:span text:style-name="T2">ptimierung</text:span> in R <text:span text:style-name="T10">(Paket </text:span><text:span text:style-name="T3">ppso</text:span><text:span text:style-name="T10">)</text:span>. <text:span text:style-name="T11">Dafür muss eine Zielfunktion angegeben werden, die ein Gütemaß zwischen beobachteten und simulierten Daten ausgibt. Ebenso muss eine obere und untere Grenze angegeben werden innerhalb derer die Parameter liegen sollen. Diese Grenzen wurden an den in Hydrus für verschiedene Bodenarten vorgeschlagenen Werten zwischen Sand und sandiger Lehm abgeschätzt. </text:span></text:p>
      <text:p text:style-name="P4">Die Zielfunktion ermittelt für jedes Parameterset ein Gütemaß <text:span text:style-name="T20">(GOF = Goodness of fit)</text:span>, die Nash-Sutcliff-Efficiency <text:span text:style-name="T11">(NSE)</text:span>. <text:span text:style-name="T11">Dieses Gütemaß bestimmt</text:span> die Passgenauigkeit der Simulation zu den Beobachtungsdaten in Relation zur <text:span text:style-name="T9">Streuung </text:span>der Beobachtungsdaten <text:span text:style-name="T9">um den Mittelwert</text:span>. <text:span text:style-name="T11">Ihr Wert kann zwischen -Inf und 1 liegen, wurde für die Zielfunktion jedoch so angepasst, dass er zwischen +Inf und 0 liegt. Je näher der Wert bei 0 liegt, desto besser passt die Simulation zur Beobachtung.</text:span></text:p>
      <text:p text:style-name="Heading">Ergebnis</text:p>
      <text:p text:style-name="P8">Wurde ein bestes Parameterset ermittelt, wird für dieses eine finale Simulation in Hydrus vorgenommen. Aus dieser Simulation w<text:span text:style-name="T12">e</text:span>rden <text:span text:style-name="T12">die Bodenfeuchte und der „Top Flux“ </text:span>dargestellt <text:span text:style-name="T12">und die Summe der realen Evapotranspiration im Modellierungszeitraum angegeben. Diese Ergebnisse verschiedener Optimierungsläufe können dargestellt werden bei Ausführung der Zeilen #1 - #28 und #168 - #200 (Skriptende) im Skript optim_pso.R.</text:span></text:p>
      <text:p text:style-name="P9">Tabelle <text:span text:style-name="T17">1</text:span> listet <text:span text:style-name="T22">das Gütemaß (GOF) mit dem besten Parameterset, die Summe der simulierten realen Evapotranspiration, Laufzeit und qualitatives Ergebnis dieser</text:span> Optimierung<text:span text:style-name="T18">släufe</text:span> auf. <text:span text:style-name="T17">Die dem Gütemaß nach beste Optimierung wird mit der potentiellen Verdunstung (ET_pot) nach Hamon erreicht, die eine besonders gute Anpassung in den Sommermonaten zeigt. Die beiden anderen Verfahren haben eine deutlich schlechtere Anpassung im Sommer, dafür eine bessere Anpassung in den Herbst-/ Wintermonaten. Da die Optimierung mit ET_pot nach Hargraeves-Samani im ersten Lauf für die Parameter n und Ks einen Wert genau an der Grenze des </text:span><text:soft-page-break/><text:span text:style-name="T17">erlaubten Parameterraumes ergab, wurde in einem 2. Lauf der Ks Wert erhöht (Hargraves-Samani, groß) und an die in Hydrus vorgeschlagenen höchsten Werte für Sand angepasst (Ks = 712,8 cm/day.) </text:span></text:p>
      <text:p text:style-name="P6"><draw:frame draw:style-name="fr1" draw:name="Rahmen1" text:anchor-type="paragraph" svg:width="15.543cm" draw:z-index="0"><draw:text-box fo:min-height="5.821cm"><text:p text:style-name="Table">Tabelle <text:sequence text:ref-name="refTable0" text:name="Table" text:formula="ooow:Table+1" style:num-format="1">1</text:sequence>: Ergebnis der Optimierungsläufe mit verschiedenen Randbedingungen (ET_pot) und verschiedenen Parametergrenzen (Hargraeves-Samani<text:span text:style-name="T17">). *Wert entspricht oberem Rand der Parametergrenze.</text:span><draw:frame draw:style-name="fr2" draw:name="Objekt1" text:anchor-type="as-char" svg:width="15.543cm" style:rel-width="100%" svg:height="6.272cm" style:rel-height="scale" draw:z-index="1"><draw:object xlink:href="./Object 1" xlink:type="simple" xlink:show="embed" xlink:actuate="onLoad"/><draw:image xlink:href="./ObjectReplacements/Object 1" xlink:type="simple" xlink:show="embed" xlink:actuate="onLoad"/></draw:frame></text:p></draw:text-box></draw:frame></text:p>
      <text:p text:style-name="P6">Nicht mit jedem Param<text:span text:style-name="T17">e</text:span>ter-Set ist eine Simulation über den ganzen Zeitraum in Hydrus möglich. In einzelnen <text:span text:style-name="T14">Parameterk</text:span>ombinationen bricht Hydrus die Simulation vorzeitig ab, <text:span text:style-name="T16">da die Ergebnisse innerhalb der erlaubten Menge von Iterationen (hier max. 10) nicht mehr konvergieren. Dies tritt besonders im Zusammenhang mit verhältnismäßig abrupten Änderungen der oberen Randbedingung (Niederschlag, pot. ET) auf. Abgebrochene Läufe werden in der Optimierung wie ein Gütemaß mit dem Wert +Inf behandelt (GOF = Inf). Sie treten vor allem an der Grenze des zulässigen Parameterraumes auf, ohne deutlich erkennbares Muster aber auch innerhalb desselben.</text:span></text:p>
      <text:p text:style-name="P2"/>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2" svg:font-family="'Liberation Serif'" style:font-adornments="Standard" style:font-family-generic="roman"/>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Liberation Sans1" svg:font-family="'Liberation Sans'" style:font-adornments="Fett" style:font-family-generic="swiss" style:font-pitch="variable"/>
    <style:font-face style:name="Liberation Sans" svg:font-family="'Liberation Sans'" style:font-adornments="Standar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erif1" fo:font-family="'Liberation Serif'"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style-name="Fett" style:font-family-generic="swiss" style:font-pitch="variable" fo:font-size="14pt" fo:font-weight="bold"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style:page-number="auto"/>
      <style:text-properties fo:font-size="14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text-properties style:font-name="Liberation Sans" fo:font-family="'Liberation Sans'" style:font-style-name="Standard" style:font-family-generic="swiss" style:font-pitch="variable" fo:font-size="11pt" style:font-size-asian="10.5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9T23:27:22.391516585</meta:creation-date>
    <meta:generator>LibreOffice/6.0.7.3$Linux_X86_64 LibreOffice_project/00m0$Build-3</meta:generator>
    <dc:date>2020-10-26T14:00:49.499372519</dc:date>
    <meta:editing-duration>PT2H50M25S</meta:editing-duration>
    <meta:editing-cycles>20</meta:editing-cycles>
    <meta:document-statistic meta:table-count="1" meta:image-count="0" meta:object-count="1" meta:page-count="3" meta:paragraph-count="36" meta:word-count="694" meta:character-count="5309" meta:non-whitespace-character-count="464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6.48mm"/>
    </style:style>
    <style:style style:name="co2" style:family="table-column">
      <style:table-column-properties fo:break-before="auto" style:column-width="32.12mm"/>
    </style:style>
    <style:style style:name="co3" style:family="table-column">
      <style:table-column-properties fo:break-before="auto" style:column-width="32.67mm"/>
    </style:style>
    <style:style style:name="co4" style:family="table-column">
      <style:table-column-properties fo:break-before="auto" style:column-width="21.5mm"/>
    </style:style>
    <style:style style:name="co5" style:family="table-column">
      <style:table-column-properties fo:break-before="auto" style:column-width="22.58mm"/>
    </style:style>
    <style:style style:name="ro1" style:family="table-row">
      <style:table-row-properties style:row-height="10.58mm" fo:break-before="auto" style:use-optimal-row-height="true"/>
    </style:style>
    <style:style style:name="ro2" style:family="table-row">
      <style:table-row-properties style:row-height="6.1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order-bottom="0.06pt solid #000000" fo:wrap-option="wrap" fo:border-left="none" fo:padding="1.01mm" fo:border-right="none" fo:border-top="0.06pt solid #000000"/>
      <style:text-properties fo:font-size="11pt" fo:font-weight="bold" style:font-size-asian="11pt" style:font-weight-asian="bold" style:font-size-complex="11pt" style:font-weight-complex="bold"/>
    </style:style>
    <style:style style:name="ce16" style:family="table-cell" style:parent-style-name="Default">
      <style:table-cell-properties fo:wrap-option="wrap" fo:padding="1.01mm"/>
      <style:text-properties fo:font-size="11pt" fo:font-weight="bold" style:font-size-asian="11pt" style:font-weight-asian="bold" style:font-size-complex="11pt" style:font-weight-complex="bold"/>
    </style:style>
    <style:style style:name="ce17" style:family="table-cell" style:parent-style-name="Default">
      <style:table-cell-properties fo:border-bottom="0.06pt solid #000000" fo:wrap-option="wrap" fo:border-left="none" fo:padding="1.01mm" fo:border-right="none" fo:border-top="none"/>
      <style:text-properties fo:font-size="11pt" fo:font-weight="bold" style:font-size-asian="11pt" style:font-weight-asian="bold" style:font-size-complex="11pt" style:font-weight-complex="bold"/>
    </style:style>
    <style:style style:name="ce18" style:family="table-cell" style:parent-style-name="Default">
      <style:table-cell-properties fo:border-bottom="0.06pt solid #000000" fo:wrap-option="wrap" fo:border-left="none" fo:padding="1.01mm" fo:border-right="none" fo:border-top="0.06pt solid #000000"/>
      <style:text-properties fo:font-size="11pt" fo:font-weight="normal" style:font-size-asian="11pt" style:font-weight-asian="normal" style:font-size-complex="11pt" style:font-weight-complex="normal"/>
    </style:style>
    <style:style style:name="ce19" style:family="table-cell" style:parent-style-name="Default">
      <style:table-cell-properties fo:padding="1.01mm"/>
      <style:text-properties fo:font-size="11pt" style:font-size-asian="11pt" style:font-size-complex="11pt"/>
    </style:style>
    <style:style style:name="ce20" style:family="table-cell" style:parent-style-name="Default">
      <style:table-cell-properties style:text-align-source="fix" style:repeat-content="false" fo:padding="1.01mm"/>
      <style:paragraph-properties fo:text-align="end" fo:margin-left="0mm"/>
      <style:text-properties fo:font-size="11pt" style:font-size-asian="11pt" style:font-size-complex="11pt"/>
    </style:style>
    <style:style style:name="ce21" style:family="table-cell" style:parent-style-name="Default">
      <style:table-cell-properties fo:border-bottom="0.06pt solid #000000" fo:border-left="none" fo:padding="1.01mm" fo:border-right="none" fo:border-top="none"/>
      <style:text-properties fo:font-size="11pt" style:font-size-asian="11pt" style:font-size-complex="11pt"/>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16"/>
        <table:table-column table:style-name="co2" table:default-cell-style-name="ce19"/>
        <table:table-column table:style-name="co3" table:default-cell-style-name="ce19"/>
        <table:table-column table:style-name="co4" table:default-cell-style-name="ce19"/>
        <table:table-column table:style-name="co3" table:default-cell-style-name="ce19"/>
        <table:table-row table:style-name="ro1">
          <table:table-cell table:style-name="ce15" office:value-type="string" calcext:value-type="string">
            <text:p>verwendete ET_pot</text:p>
          </table:table-cell>
          <table:table-cell table:style-name="ce18" office:value-type="string" calcext:value-type="string">
            <text:p>Hargraeves-Samani</text:p>
          </table:table-cell>
          <table:table-cell table:style-name="ce18" office:value-type="string" calcext:value-type="string">
            <text:p>Hargraeves-Samani, groß</text:p>
          </table:table-cell>
          <table:table-cell table:style-name="ce18" office:value-type="string" calcext:value-type="string">
            <text:p>Hamon</text:p>
          </table:table-cell>
          <table:table-cell table:style-name="ce18" office:value-type="string" calcext:value-type="string">
            <text:p>Penman-Monteith</text:p>
          </table:table-cell>
        </table:table-row>
        <table:table-row table:style-name="ro2">
          <table:table-cell office:value-type="string" calcext:value-type="string">
            <text:p>GOF [-]</text:p>
          </table:table-cell>
          <table:table-cell office:value-type="float" office:value="1.01" calcext:value-type="float">
            <text:p>1,01</text:p>
          </table:table-cell>
          <table:table-cell office:value-type="float" office:value="1.031" calcext:value-type="float">
            <text:p>1,031</text:p>
          </table:table-cell>
          <table:table-cell office:value-type="float" office:value="0.756" calcext:value-type="float">
            <text:p>0,756</text:p>
          </table:table-cell>
          <table:table-cell office:value-type="float" office:value="0.865" calcext:value-type="float">
            <text:p>0,865</text:p>
          </table:table-cell>
        </table:table-row>
        <table:table-row table:style-name="ro2">
          <table:table-cell office:value-type="string" calcext:value-type="string">
            <text:p>α [cm<text:span text:style-name="T1">-1</text:span>]</text:p>
          </table:table-cell>
          <table:table-cell office:value-type="float" office:value="0.084" calcext:value-type="float">
            <text:p>0,084</text:p>
          </table:table-cell>
          <table:table-cell office:value-type="float" office:value="0.1486" calcext:value-type="float">
            <text:p>0,1486</text:p>
          </table:table-cell>
          <table:table-cell office:value-type="float" office:value="0.1388" calcext:value-type="float">
            <text:p>0,1388</text:p>
          </table:table-cell>
          <table:table-cell office:value-type="float" office:value="0.1461" calcext:value-type="float">
            <text:p>0,1461</text:p>
          </table:table-cell>
        </table:table-row>
        <table:table-row table:style-name="ro2">
          <table:table-cell office:value-type="string" calcext:value-type="string">
            <text:p>n [-]</text:p>
          </table:table-cell>
          <table:table-cell table:number-columns-repeated="3" table:style-name="ce20" office:value-type="string" calcext:value-type="string">
            <text:p>2,75*</text:p>
          </table:table-cell>
          <table:table-cell office:value-type="float" office:value="2.639" calcext:value-type="float">
            <text:p>2,639</text:p>
          </table:table-cell>
        </table:table-row>
        <table:table-row table:style-name="ro2">
          <table:table-cell office:value-type="string" calcext:value-type="string">
            <text:p>Ks [cm/day]</text:p>
          </table:table-cell>
          <table:table-cell table:style-name="ce20" office:value-type="string" calcext:value-type="string">
            <text:p>600*</text:p>
          </table:table-cell>
          <table:table-cell table:style-name="ce20" office:value-type="string" calcext:value-type="string">
            <text:p>750*</text:p>
          </table:table-cell>
          <table:table-cell table:style-name="ce20" office:value-type="string" calcext:value-type="string">
            <text:p>730*</text:p>
          </table:table-cell>
          <table:table-cell office:value-type="float" office:value="702" calcext:value-type="float">
            <text:p>702</text:p>
          </table:table-cell>
        </table:table-row>
        <table:table-row table:style-name="ro2">
          <table:table-cell office:value-type="string" calcext:value-type="string">
            <text:p>ET_real [mm]</text:p>
          </table:table-cell>
          <table:table-cell office:value-type="float" office:value="302" calcext:value-type="float">
            <text:p>302</text:p>
          </table:table-cell>
          <table:table-cell office:value-type="float" office:value="309" calcext:value-type="float">
            <text:p>309</text:p>
          </table:table-cell>
          <table:table-cell office:value-type="float" office:value="245" calcext:value-type="float">
            <text:p>245</text:p>
          </table:table-cell>
          <table:table-cell office:value-type="float" office:value="353" calcext:value-type="float">
            <text:p>353</text:p>
          </table:table-cell>
        </table:table-row>
        <table:table-row table:style-name="ro2">
          <table:table-cell office:value-type="string" calcext:value-type="string">
            <text:p>Laufzeit (ca.) [h]</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8" calcext:value-type="float">
            <text:p>8</text:p>
          </table:table-cell>
        </table:table-row>
        <table:table-row table:style-name="ro1">
          <table:table-cell table:style-name="ce17" office:value-type="string" calcext:value-type="string">
            <text:p>Zeitraum bester Anpassung</text:p>
          </table:table-cell>
          <table:table-cell table:number-columns-repeated="2" table:style-name="ce21" office:value-type="string" calcext:value-type="string">
            <text:p>Herbst / Winter</text:p>
          </table:table-cell>
          <table:table-cell table:style-name="ce21" office:value-type="string" calcext:value-type="string">
            <text:p>Sommer</text:p>
          </table:table-cell>
          <table:table-cell table:style-name="ce21" office:value-type="string" calcext:value-type="string">
            <text:p>Herbst / Winter</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6">00.00.0000</text:date>, <text:time style:data-style-name="N2" text:time-value="13:34:02.236940036">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